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Arial Unicode MS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PingFang SC" svg:font-family="'PingFang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dee6ef" draw:textarea-horizontal-align="justify" draw:textarea-vertical-align="top" draw:auto-grow-height="false" fo:min-height="5.15cm" fo:min-width="2.9cm"/>
      <style:paragraph-properties style:writing-mode="lr-tb"/>
    </style:style>
    <style:style style:name="gr2" style:family="graphic" style:parent-style-name="standard">
      <style:graphic-properties svg:stroke-color="#168253" draw:fill="solid" draw:fill-color="#f6f9d4" draw:textarea-horizontal-align="justify" draw:textarea-vertical-align="top" draw:auto-grow-height="false" fo:min-height="5.15cm" fo:min-width="2.9cm"/>
      <style:paragraph-properties style:writing-mode="lr-tb"/>
    </style:style>
    <style:style style:name="gr3" style:family="graphic" style:parent-style-name="standard">
      <style:graphic-properties svg:stroke-color="#158466" draw:fill-color="#77bc65" draw:textarea-horizontal-align="justify" draw:textarea-vertical-align="middle" draw:auto-grow-height="false" fo:min-height="1.95cm" fo:min-width="2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2.3cm"/>
      <style:paragraph-properties style:writing-mode="lr-tb"/>
    </style:style>
    <style:style style:name="gr6" style:family="graphic" style:parent-style-name="standard">
      <style:graphic-properties svg:stroke-color="#158466" draw:fill-color="#77bc65" draw:textarea-horizontal-align="justify" draw:textarea-vertical-align="middle" draw:auto-grow-height="false" fo:min-height="1.35cm" fo:min-width="2.3cm"/>
      <style:paragraph-properties style:writing-mode="lr-tb"/>
    </style:style>
    <style:style style:name="gr7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85cm"/>
      <style:paragraph-properties style:writing-mode="lr-tb"/>
    </style:style>
    <style:style style:name="gr9" style:family="graphic" style:parent-style-name="standard">
      <style:graphic-properties draw:stroke="none" draw:fill="none" fo:min-height="0.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  <style:text-properties style:font-name="Times" fo:font-size="9pt" style:font-size-asian="9pt" style:font-size-complex="9pt"/>
    </style:style>
    <style:style style:name="P3" style:family="paragraph">
      <loext:graphic-properties draw:fill="solid" draw:fill-color="#f6f9d4"/>
      <style:paragraph-properties fo:text-align="center"/>
      <style:text-properties style:font-name="Times" fo:font-size="9pt" style:font-size-asian="9pt" style:font-size-complex="9pt"/>
    </style:style>
    <style:style style:name="P4" style:family="paragraph">
      <loext:graphic-properties draw:fill-color="#77bc65"/>
      <style:paragraph-properties fo:text-align="center"/>
      <style:text-properties style:font-name="Courier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Times" fo:font-size="8pt" style:font-size-asian="8pt" style:font-size-complex="8pt"/>
    </style:style>
    <style:style style:name="P6" style:family="paragraph">
      <style:paragraph-properties fo:text-align="center"/>
      <style:text-properties style:font-name="Courier" fo:font-size="8pt" style:font-size-asian="8pt" style:font-size-complex="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6pt" style:font-name-asian="Liberation Mono1" style:font-size-asian="6pt" style:font-name-complex="Liberation Mono1" style:font-size-complex="6pt"/>
    </style:style>
    <style:style style:name="P10" style:family="paragraph">
      <loext:graphic-properties draw:fill-color="#ffffff"/>
    </style:style>
    <style:style style:name="T1" style:family="text">
      <style:text-properties style:font-name="Times" fo:font-size="9pt" style:font-size-asian="9pt" style:font-size-complex="9pt"/>
    </style:style>
    <style:style style:name="T2" style:family="text">
      <style:text-properties style:font-name="Courier" fo:font-size="8pt" style:font-size-asian="8pt" style:font-size-complex="8pt"/>
    </style:style>
    <style:style style:name="T3" style:family="text">
      <style:text-properties style:font-name="Times" fo:font-size="8pt" style:font-size-asian="8pt" style:font-size-complex="8pt"/>
    </style:style>
    <style:style style:name="T4" style:family="text">
      <style:text-properties style:font-name="Liberation Mono1" fo:font-size="6pt" style:font-name-asian="Liberation Mono1" style:font-size-asian="6pt" style:font-name-complex="Liberation Mono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4cm" svg:height="5.4cm" svg:x="6.6cm" svg:y="4.6cm">
          <text:p text:style-name="P1"><text:span text:style-name="T1">MELT-ML </text:span><text:span text:style-name="T1"><text:line-break/></text:span><text:span text:style-name="T1">Java 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5.4cm" svg:x="13cm" svg:y="4.6cm">
          <text:p text:style-name="P1"><text:span text:style-name="T1">MELT </text:span><text:span text:style-name="T1"><text:line-break/></text:span><text:span text:style-name="T1">Python 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cm" svg:height="2.2cm" svg:x="13.3cm" svg:y="7.4cm">
          <text:p text:style-name="P1"><text:span text:style-name="T2">Python Program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cm" svg:height="1.304cm" svg:x="10cm" svg:y="9.296cm">
          <draw:text-box>
            <text:p><text:span text:style-name="T3">starts python process</text:span></text:p>
          </draw:text-box>
        </draw:frame>
        <draw:custom-shape draw:style-name="gr5" draw:text-style-name="P6" draw:layer="layout" svg:width="2.8cm" svg:height="4cm" svg:x="6.9cm" svg:y="5.6cm">
          <text:p text:style-name="P1"><text:span text:style-name="T2">Python 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1.6cm" svg:x="13.3cm" svg:y="5.6cm"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.8cm" svg:y1="7.6cm" svg:x2="15.8cm" svg:y2="6.8cm">
          <text:p/>
        </draw:line>
        <draw:frame draw:style-name="gr4" draw:text-style-name="P5" draw:layer="layout" svg:width="4cm" svg:height="1.304cm" svg:x="16.4cm" svg:y="6.8cm">
          <draw:text-box>
            <text:p><text:span text:style-name="T3">starts flask server</text:span><text:span text:style-name="T3"><text:line-break/></text:span><text:span text:style-name="T3">and exposes </text:span><text:span text:style-name="T3"><text:line-break/></text:span><text:span text:style-name="T3">functionality</text:span></text:p>
          </draw:text-box>
        </draw:frame>
        <draw:line draw:style-name="gr7" draw:text-style-name="P7" draw:layer="layout" svg:x1="9.6cm" svg:y1="9.2cm" svg:x2="13.4cm" svg:y2="9.2cm">
          <text:p/>
        </draw:line>
        <draw:line draw:style-name="gr7" draw:text-style-name="P7" draw:layer="layout" svg:x1="9.6cm" svg:y1="6cm" svg:x2="13.4cm" svg:y2="6cm">
          <text:p/>
        </draw:line>
        <draw:frame draw:style-name="gr8" draw:text-style-name="P5" draw:layer="layout" svg:width="2.6cm" svg:height="0.535cm" svg:x="10.4cm" svg:y="5.496cm">
          <draw:text-box>
            <text:p><text:span text:style-name="T3">HTTP GET calls</text:span></text:p>
          </draw:text-box>
        </draw:frame>
        <draw:line draw:style-name="gr7" draw:text-style-name="P7" draw:layer="layout" svg:x1="13.4cm" svg:y1="6.8cm" svg:x2="9.4cm" svg:y2="6.8cm">
          <text:p/>
        </draw:line>
        <draw:frame draw:style-name="gr8" draw:text-style-name="P5" draw:layer="layout" svg:width="2.6cm" svg:height="0.535cm" svg:x="10.4cm" svg:y="6.865cm">
          <draw:text-box>
            <text:p><text:span text:style-name="T3">HTTP GET result</text:span></text:p>
          </draw:text-box>
        </draw:frame>
        <draw:frame draw:style-name="gr9" draw:text-style-name="P9" draw:layer="layout" svg:width="2.7cm" svg:height="0.65cm" svg:x="10.3cm" svg:y="6.199cm">
          <draw:text-box>
            <text:p text:style-name="P8"><text:span text:style-name="T4">127.0.0.1:41193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Arial Unicode MS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PingFang SC" svg:font-family="'PingFang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30T14:23:11.848470828</meta:creation-date>
    <dc:date>2020-08-24T16:54:37.712344017</dc:date>
    <meta:editing-duration>PT3M48S</meta:editing-duration>
    <meta:editing-cycles>2</meta:editing-cycles>
    <meta:generator>LibreOffice/6.4.4.2$MacOSX_X86_64 LibreOffice_project/3d775be2011f3886db32dfd395a6a6d1ca2630ff</meta:generator>
    <meta:document-statistic meta:object-count="37"/>
  </office:meta>
</office:document-meta>
</file>